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fo:font-style="italic" officeooo:paragraph-rsid="0030896a" style:font-style-asian="italic" style:font-style-complex="italic"/>
    </style:style>
    <style:style style:name="P14" style:family="paragraph" style:parent-style-name="Standard">
      <style:text-properties style:font-name="Liberation Serif" officeooo:paragraph-rsid="0004bfe9"/>
    </style:style>
    <style:style style:name="P15" style:family="paragraph" style:parent-style-name="Standard">
      <style:text-properties style:font-name="Liberation Serif" officeooo:paragraph-rsid="00052723"/>
    </style:style>
    <style:style style:name="P16"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8" style:family="paragraph" style:parent-style-name="Standard">
      <style:text-properties officeooo:paragraph-rsid="0004bfe9"/>
    </style:style>
    <style:style style:name="P19"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0"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12c09b7"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0896a"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5"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6"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officeooo:paragraph-rsid="001c1dfa"/>
    </style:style>
    <style:style style:name="P28" style:family="paragraph" style:parent-style-name="Standard">
      <style:text-properties officeooo:paragraph-rsid="0023f229"/>
    </style:style>
    <style:style style:name="P29" style:family="paragraph" style:parent-style-name="Standard">
      <style:text-properties fo:color="#000000" style:font-name="Liberation Serif" fo:font-style="normal" fo:font-weight="normal" officeooo:rsid="00370db2" officeooo:paragraph-rsid="003b810e"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370db2" officeooo:paragraph-rsid="00370db2"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2" style:family="paragraph" style:parent-style-name="Standard">
      <style:text-properties fo:color="#000000" style:font-name="Liberation Serif" fo:font-style="italic" fo:font-weight="normal" officeooo:rsid="00370db2" officeooo:paragraph-rsid="00370db2"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1a838d"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1a838d" style:letter-kerning="true" fo:background-color="#999999" loext:char-shading-value="0"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0"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1"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2"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53"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54"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55"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56"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a838d" style:letter-kerning="true" fo:background-color="#999999" loext:char-shading-value="0"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2f7d0f" style:letter-kerning="true" fo:background-color="#999999" loext:char-shading-value="0" style:language-asian="zh" style:country-asian="CN" style:font-weight-asian="normal" style:font-name-complex="FreeSerif" style:language-complex="ar" style:country-complex="SA" style:font-weight-complex="normal"/>
    </style:style>
    <style:style style:name="T68" style:family="text">
      <style:text-properties fo:color="#000000" style:letter-kerning="true" style:language-asian="zh" style:country-asian="CN" style:font-name-complex="FreeSerif" style:language-complex="ar" style:country-complex="SA"/>
    </style:style>
    <style:style style:name="T69" style:family="text">
      <style:text-properties fo:color="#000000" officeooo:rsid="0030c76c" style:letter-kerning="true" style:language-asian="zh" style:country-asian="CN" style:font-name-complex="FreeSerif" style:language-complex="ar" style:country-complex="SA"/>
    </style:style>
    <style:style style:name="T70" style:family="text">
      <style:text-properties fo:color="#000000" officeooo:rsid="012e0cb8" style:letter-kerning="true" style:language-asian="zh" style:country-asian="CN" style:font-name-complex="FreeSerif" style:language-complex="ar" style:country-complex="SA"/>
    </style:style>
    <style:style style:name="T71" style:family="text">
      <style:text-properties fo:color="#000000" officeooo:rsid="011a669e" style:letter-kerning="true" style:language-asian="zh" style:country-asian="CN" style:font-name-complex="FreeSerif" style:language-complex="ar" style:country-complex="SA"/>
    </style:style>
    <style:style style:name="T72" style:family="text">
      <style:text-properties fo:color="#000000" officeooo:rsid="036601c1" style:letter-kerning="true" style:language-asian="zh" style:country-asian="CN" style:font-name-complex="FreeSerif" style:language-complex="ar" style:country-complex="SA"/>
    </style:style>
    <style:style style:name="T73" style:family="text">
      <style:text-properties fo:color="#000000" officeooo:rsid="012e75ae" style:letter-kerning="true" style:language-asian="zh" style:country-asian="CN" style:font-name-complex="FreeSerif" style:language-complex="ar" style:country-complex="SA"/>
    </style:style>
    <style:style style:name="T74" style:family="text">
      <style:text-properties fo:color="#000000" officeooo:rsid="004648a2" style:letter-kerning="true" style:language-asian="zh" style:country-asian="CN" style:font-name-complex="FreeSerif" style:language-complex="ar" style:country-complex="SA"/>
    </style:style>
    <style:style style:name="T75" style:family="text">
      <style:text-properties fo:color="#000000" officeooo:rsid="03668782" style:letter-kerning="true" style:language-asian="zh" style:country-asian="CN" style:font-name-complex="FreeSerif" style:language-complex="ar" style:country-complex="SA"/>
    </style:style>
    <style:style style:name="T76" style:family="text">
      <style:text-properties fo:color="#000000" officeooo:rsid="0037023a" style:letter-kerning="true" style:language-asian="zh" style:country-asian="CN" style:font-name-complex="FreeSerif" style:language-complex="ar" style:country-complex="SA"/>
    </style:style>
    <style:style style:name="T77" style:family="text">
      <style:text-properties fo:color="#000000" officeooo:rsid="0418aad0" style:letter-kerning="true" style:language-asian="zh" style:country-asian="CN" style:font-name-complex="FreeSerif" style:language-complex="ar" style:country-complex="SA"/>
    </style:style>
    <style:style style:name="T78" style:family="text">
      <style:text-properties fo:color="#000000" officeooo:rsid="041a2292" style:letter-kerning="true" style:language-asian="zh" style:country-asian="CN" style:font-name-complex="FreeSerif" style:language-complex="ar" style:country-complex="SA"/>
    </style:style>
    <style:style style:name="T79" style:family="text">
      <style:text-properties fo:color="#000000" officeooo:rsid="00435ff5" style:letter-kerning="true" style:language-asian="zh" style:country-asian="CN" style:font-name-complex="FreeSerif" style:language-complex="ar" style:country-complex="SA"/>
    </style:style>
    <style:style style:name="T80" style:family="text">
      <style:text-properties fo:color="#000000" officeooo:rsid="00465283" style:letter-kerning="true" style:language-asian="zh" style:country-asian="CN" style:font-name-complex="FreeSerif" style:language-complex="ar" style:country-complex="SA"/>
    </style:style>
    <style:style style:name="T81" style:family="text">
      <style:text-properties fo:color="#000000" officeooo:rsid="011ff49b" style:letter-kerning="true" style:language-asian="zh" style:country-asian="CN" style:font-name-complex="FreeSerif" style:language-complex="ar" style:country-complex="SA"/>
    </style:style>
    <style:style style:name="T82" style:family="text">
      <style:text-properties fo:color="#000000" officeooo:rsid="0046e9c4" style:letter-kerning="true" style:language-asian="zh" style:country-asian="CN" style:font-name-complex="FreeSerif" style:language-complex="ar" style:country-complex="SA"/>
    </style:style>
    <style:style style:name="T8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85"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8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8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8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8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2" style:family="text">
      <style:text-properties fo:color="#000000" fo:language="en" fo:country="US" officeooo:rsid="004cabd2" style:letter-kerning="true" style:language-asian="zh" style:country-asian="CN" style:font-name-complex="FreeSerif" style:language-complex="ar" style:country-complex="SA"/>
    </style:style>
    <style:style style:name="T93" style:family="text">
      <style:text-properties fo:color="#000000" fo:language="en" fo:country="US" officeooo:rsid="004e2848" style:letter-kerning="true" style:language-asian="zh" style:country-asian="CN" style:font-name-complex="FreeSerif" style:language-complex="ar" style:country-complex="SA"/>
    </style:style>
    <style:style style:name="T94" style:family="text">
      <style:text-properties fo:color="#000000" fo:language="en" fo:country="US" officeooo:rsid="0047656e" style:letter-kerning="true" style:language-asian="zh" style:country-asian="CN" style:font-name-complex="FreeSerif" style:language-complex="ar" style:country-complex="SA"/>
    </style:style>
    <style:style style:name="T95" style:family="text">
      <style:text-properties fo:color="#000000" fo:language="en" fo:country="US" officeooo:rsid="0046e9c4" style:letter-kerning="true" style:language-asian="zh" style:country-asian="CN" style:font-name-complex="FreeSerif" style:language-complex="ar" style:country-complex="SA"/>
    </style:style>
    <style:style style:name="T96" style:family="text">
      <style:text-properties fo:color="#000000" fo:language="en" fo:country="US" officeooo:rsid="03668782" style:letter-kerning="true" style:language-asian="zh" style:country-asian="CN" style:font-name-complex="FreeSerif" style:language-complex="ar" style:country-complex="SA"/>
    </style:style>
    <style:style style:name="T97" style:family="text">
      <style:text-properties fo:color="#000000" fo:language="en" fo:country="US" officeooo:rsid="013ebebd" style:letter-kerning="true" style:language-asian="zh" style:country-asian="CN" style:font-name-complex="FreeSerif" style:language-complex="ar" style:country-complex="SA"/>
    </style:style>
    <style:style style:name="T98" style:family="text">
      <style:text-properties fo:color="#000000" fo:language="en" fo:country="US" officeooo:rsid="00465283" style:letter-kerning="true" style:language-asian="zh" style:country-asian="CN" style:font-name-complex="FreeSerif" style:language-complex="ar" style:country-complex="SA"/>
    </style:style>
    <style:style style:name="T99" style:family="text">
      <style:text-properties fo:color="#000000" fo:language="en" fo:country="US" officeooo:rsid="0047afbe" style:letter-kerning="true" style:language-asian="zh" style:country-asian="CN" style:font-name-complex="FreeSerif" style:language-complex="ar" style:country-complex="SA"/>
    </style:style>
    <style:style style:name="T100" style:family="text">
      <style:text-properties fo:color="#000000" fo:language="en" fo:country="US" officeooo:rsid="0121a4c1" style:letter-kerning="true" style:language-asian="zh" style:country-asian="CN" style:font-name-complex="FreeSerif" style:language-complex="ar" style:country-complex="SA"/>
    </style:style>
    <style:style style:name="T101" style:family="text">
      <style:text-properties fo:color="#000000" fo:language="en" fo:country="US" officeooo:rsid="00496b34" style:letter-kerning="true" style:language-asian="zh" style:country-asian="CN" style:font-name-complex="FreeSerif" style:language-complex="ar" style:country-complex="SA"/>
    </style:style>
    <style:style style:name="T102" style:family="text">
      <style:text-properties fo:color="#000000" fo:language="en" fo:country="US" officeooo:rsid="013ef9de" style:letter-kerning="true" style:language-asian="zh" style:country-asian="CN" style:font-name-complex="FreeSerif" style:language-complex="ar" style:country-complex="SA"/>
    </style:style>
    <style:style style:name="T103" style:family="text">
      <style:text-properties fo:color="#000000" fo:language="en" fo:country="US" officeooo:rsid="013f1d0c" style:letter-kerning="true" style:language-asian="zh" style:country-asian="CN" style:font-name-complex="FreeSerif" style:language-complex="ar" style:country-complex="SA"/>
    </style:style>
    <style:style style:name="T104" style:family="text">
      <style:text-properties fo:color="#000000" fo:language="en" fo:country="US" officeooo:rsid="0367172f" style:letter-kerning="true" style:language-asian="zh" style:country-asian="CN" style:font-name-complex="FreeSerif" style:language-complex="ar" style:country-complex="SA"/>
    </style:style>
    <style:style style:name="T105" style:family="text">
      <style:text-properties fo:color="#000000" fo:language="en" fo:country="US" officeooo:rsid="0366aa5f" style:letter-kerning="true" style:language-asian="zh" style:country-asian="CN" style:font-name-complex="FreeSerif" style:language-complex="ar" style:country-complex="SA"/>
    </style:style>
    <style:style style:name="T10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0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0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10"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1"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2"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3" style:family="text">
      <style:text-properties officeooo:rsid="002ec99f"/>
    </style:style>
    <style:style style:name="T114" style:family="text">
      <style:text-properties officeooo:rsid="0030c76c"/>
    </style:style>
    <style:style style:name="T115" style:family="text">
      <style:text-properties officeooo:rsid="003b9b10"/>
    </style:style>
    <style:style style:name="T116" style:family="text">
      <style:text-properties officeooo:rsid="00435ff5"/>
    </style:style>
    <style:style style:name="T117" style:family="text">
      <style:text-properties officeooo:rsid="00355161"/>
    </style:style>
    <style:style style:name="T118" style:family="text">
      <style:text-properties officeooo:rsid="01381c3d"/>
    </style:style>
    <style:style style:name="T119" style:family="text">
      <style:text-properties officeooo:rsid="011ca8f4"/>
    </style:style>
    <style:style style:name="T120" style:family="text">
      <style:text-properties officeooo:rsid="01387819"/>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1387819" style:font-style-asian="italic" style:font-style-complex="italic"/>
    </style:style>
    <style:style style:name="T124" style:family="text">
      <style:text-properties fo:font-style="italic" officeooo:rsid="003b9b10" style:font-style-asian="italic" style:font-style-complex="italic"/>
    </style:style>
    <style:style style:name="T125" style:family="text">
      <style:text-properties fo:font-style="italic" officeooo:rsid="01465100" style:font-style-asian="italic" style:font-style-complex="italic"/>
    </style:style>
    <style:style style:name="T126" style:family="text">
      <style:text-properties officeooo:rsid="0366216d"/>
    </style:style>
    <style:style style:name="T127" style:family="text">
      <style:text-properties officeooo:rsid="013cddf5"/>
    </style:style>
    <style:style style:name="T128" style:family="text">
      <style:text-properties officeooo:rsid="003a438a"/>
    </style:style>
    <style:style style:name="T129" style:family="text">
      <style:text-properties officeooo:rsid="013a4e0d"/>
    </style:style>
    <style:style style:name="T130" style:family="text">
      <style:text-properties officeooo:rsid="00373bf3"/>
    </style:style>
    <style:style style:name="T131" style:family="text">
      <style:text-properties officeooo:rsid="00391711"/>
    </style:style>
    <style:style style:name="T132" style:family="text">
      <style:text-properties officeooo:rsid="00391711" fo:background-color="transparent" loext:char-shading-value="0"/>
    </style:style>
    <style:style style:name="T133" style:family="text">
      <style:text-properties officeooo:rsid="011f342a" fo:background-color="transparent" loext:char-shading-value="0"/>
    </style:style>
    <style:style style:name="T134" style:family="text">
      <style:text-properties style:text-position="sub 58%" officeooo:rsid="00391711" fo:background-color="transparent" loext:char-shading-value="0"/>
    </style:style>
    <style:style style:name="T135" style:family="text">
      <style:text-properties style:text-position="sub 58%" style:font-name="Liberation Serif" fo:font-weight="normal" officeooo:rsid="000a1d62" style:font-weight-asian="normal" style:font-weight-complex="normal"/>
    </style:style>
    <style:style style:name="T136" style:family="text">
      <style:text-properties style:text-position="sub 58%" fo:language="en" fo:country="US" fo:font-style="normal" officeooo:rsid="0145fde6" style:font-style-asian="normal" style:font-style-complex="normal"/>
    </style:style>
    <style:style style:name="T137" style:family="text">
      <style:text-properties style:text-position="sub 58%" fo:language="en" fo:country="US" fo:font-style="normal" officeooo:rsid="004cabd2" style:font-style-asian="normal" style:font-style-complex="normal"/>
    </style:style>
    <style:style style:name="T138" style:family="text">
      <style:text-properties style:text-position="sub 58%" fo:language="en" fo:country="US" fo:font-style="normal" officeooo:rsid="041b3704" style:font-style-asian="normal" style:font-style-complex="normal"/>
    </style:style>
    <style:style style:name="T139" style:family="text">
      <style:text-properties style:text-position="sub 58%" fo:font-style="normal" style:font-style-asian="normal" style:font-style-complex="normal"/>
    </style:style>
    <style:style style:name="T140" style:family="text">
      <style:text-properties officeooo:rsid="03668782"/>
    </style:style>
    <style:style style:name="T141" style:family="text">
      <style:text-properties officeooo:rsid="011e3975"/>
    </style:style>
    <style:style style:name="T142" style:family="text">
      <style:text-properties fo:font-style="normal" style:font-style-asian="normal" style:font-style-complex="normal"/>
    </style:style>
    <style:style style:name="T143" style:family="text">
      <style:text-properties fo:font-style="normal" officeooo:rsid="003b9b10" style:font-style-asian="normal" style:font-style-complex="normal"/>
    </style:style>
    <style:style style:name="T144" style:family="text">
      <style:text-properties fo:font-style="normal" officeooo:rsid="01465100" style:font-style-asian="normal" style:font-style-complex="normal"/>
    </style:style>
    <style:style style:name="T145" style:family="text">
      <style:text-properties fo:font-style="normal" officeooo:rsid="012c09b7" style:font-style-asian="normal" style:font-style-complex="normal"/>
    </style:style>
    <style:style style:name="T146" style:family="text">
      <style:text-properties fo:font-style="normal" officeooo:rsid="00326c26" style:font-style-asian="normal" style:font-style-complex="normal"/>
    </style:style>
    <style:style style:name="T147" style:family="text">
      <style:text-properties fo:font-style="normal" officeooo:rsid="003328ef" style:font-style-asian="normal" style:font-style-complex="normal"/>
    </style:style>
    <style:style style:name="T148" style:family="text">
      <style:text-properties fo:font-style="normal" officeooo:rsid="0035edde" style:font-style-asian="normal" style:font-style-complex="normal"/>
    </style:style>
    <style:style style:name="T149" style:family="text">
      <style:text-properties officeooo:rsid="041a2292"/>
    </style:style>
    <style:style style:name="T150" style:family="text">
      <style:text-properties officeooo:rsid="041b3704"/>
    </style:style>
    <style:style style:name="T151" style:family="text">
      <style:text-properties officeooo:rsid="013ebebd"/>
    </style:style>
    <style:style style:name="T152" style:family="text">
      <style:text-properties officeooo:rsid="011f79bf"/>
    </style:style>
    <style:style style:name="T153" style:family="text">
      <style:text-properties officeooo:rsid="0046e9c4"/>
    </style:style>
    <style:style style:name="T154" style:family="text">
      <style:text-properties officeooo:rsid="0047656e"/>
    </style:style>
    <style:style style:name="T155" style:family="text">
      <style:text-properties officeooo:rsid="00465283"/>
    </style:style>
    <style:style style:name="T156" style:family="text">
      <style:text-properties officeooo:rsid="0431bb28"/>
    </style:style>
    <style:style style:name="T157" style:family="text">
      <style:text-properties fo:language="en" fo:country="US" fo:font-style="normal" officeooo:rsid="040d6e6c" fo:background-color="#ffffff" loext:char-shading-value="0" style:font-style-asian="normal" style:font-style-complex="normal"/>
    </style:style>
    <style:style style:name="T158" style:family="text">
      <style:text-properties fo:language="en" fo:country="US" fo:font-style="normal" officeooo:rsid="0431bb28" fo:background-color="#ffffff" loext:char-shading-value="0" style:font-style-asian="normal" style:font-style-complex="normal"/>
    </style:style>
    <style:style style:name="T159" style:family="text">
      <style:text-properties fo:language="en" fo:country="US" fo:font-style="normal" officeooo:rsid="004cabd2" style:font-style-asian="normal" style:font-style-complex="normal"/>
    </style:style>
    <style:style style:name="T160" style:family="text">
      <style:text-properties fo:language="en" fo:country="US" fo:font-style="normal" officeooo:rsid="041b3704" style:font-style-asian="normal" style:font-style-complex="normal"/>
    </style:style>
    <style:style style:name="T161" style:family="text">
      <style:text-properties fo:language="en" fo:country="US" fo:font-style="normal" officeooo:rsid="0145fde6" style:font-style-asian="normal" style:font-style-complex="normal"/>
    </style:style>
    <style:style style:name="T162" style:family="text">
      <style:text-properties fo:language="en" fo:country="US" fo:font-style="normal" officeooo:rsid="03687586" fo:background-color="transparent" loext:char-shading-value="0" style:font-style-asian="normal" style:font-style-complex="normal"/>
    </style:style>
    <style:style style:name="T163" style:family="text">
      <style:text-properties fo:language="en" fo:country="US" fo:font-style="normal" officeooo:rsid="0384f73c" fo:background-color="transparent" loext:char-shading-value="0" style:font-style-asian="normal" style:font-style-complex="normal"/>
    </style:style>
    <style:style style:name="T164" style:family="text">
      <style:text-properties fo:language="en" fo:country="US" fo:font-style="normal" officeooo:rsid="041b3704" fo:background-color="transparent" loext:char-shading-value="0" style:font-style-asian="normal" style:font-style-complex="normal"/>
    </style:style>
    <style:style style:name="T165" style:family="text">
      <style:text-properties officeooo:rsid="011c4495"/>
    </style:style>
    <style:style style:name="T166" style:family="text">
      <style:text-properties officeooo:rsid="01465100"/>
    </style:style>
    <style:style style:name="T167" style:family="text">
      <style:text-properties officeooo:rsid="004648a2"/>
    </style:style>
    <style:style style:name="T168" style:family="text">
      <style:text-properties officeooo:rsid="0429116e"/>
    </style:style>
    <style:style style:name="T169" style:family="text">
      <style:text-properties officeooo:rsid="0032df48"/>
    </style:style>
    <style:style style:name="T170" style:family="text">
      <style:text-properties officeooo:rsid="0004bfe9"/>
    </style:style>
    <style:style style:name="T171" style:family="text">
      <style:text-properties style:text-position="super 58%" style:font-name="Liberation Serif" fo:font-weight="normal" officeooo:rsid="000a1d62" style:font-weight-asian="normal" style:font-weight-complex="normal"/>
    </style:style>
    <style:style style:name="T172" style:family="text">
      <style:text-properties officeooo:rsid="000e1b21"/>
    </style:style>
    <style:style style:name="T173" style:family="text">
      <style:text-properties style:font-name="Liberation Serif" fo:font-weight="normal" officeooo:rsid="001c1dfa" style:font-weight-asian="normal" style:font-weight-complex="normal"/>
    </style:style>
    <style:style style:name="T174" style:family="text">
      <style:text-properties style:font-name="Liberation Serif" fo:font-weight="normal" officeooo:rsid="000951d7" style:font-weight-asian="normal" style:font-weight-complex="normal"/>
    </style:style>
    <style:style style:name="T175" style:family="text">
      <style:text-properties style:font-name="Liberation Serif" fo:font-weight="normal" officeooo:rsid="000a1d62" style:font-weight-asian="normal" style:font-weight-complex="normal"/>
    </style:style>
    <style:style style:name="T176" style:family="text">
      <style:text-properties style:font-name="Liberation Serif" fo:font-weight="normal" officeooo:rsid="0022ce26" style:font-weight-asian="normal" style:font-weight-complex="normal"/>
    </style:style>
    <style:style style:name="T177" style:family="text">
      <style:text-properties style:font-name="Liberation Serif" fo:font-weight="normal" officeooo:rsid="002d2bf7" style:font-weight-asian="normal" style:font-weight-complex="normal"/>
    </style:style>
    <style:style style:name="T178" style:family="text">
      <style:text-properties style:font-name="Liberation Serif" fo:font-weight="normal" officeooo:rsid="002e19b2" style:font-weight-asian="normal" style:font-weight-complex="normal"/>
    </style:style>
    <style:style style:name="T179" style:family="text">
      <style:text-properties officeooo:rsid="00270925"/>
    </style:style>
    <style:style style:name="T180" style:family="text">
      <style:text-properties officeooo:rsid="00270925" fo:background-color="#cccccc" loext:char-shading-value="0"/>
    </style:style>
    <style:style style:name="T181" style:family="text">
      <style:text-properties fo:font-size="12pt" officeooo:rsid="0030c76c" style:font-size-asian="12pt" style:font-name-complex="Times New Roman" style:font-size-complex="12pt"/>
    </style:style>
    <style:style style:name="T182" style:family="text">
      <style:text-properties officeooo:rsid="002f3547"/>
    </style:style>
    <style:style style:name="T183" style:family="text">
      <style:text-properties officeooo:rsid="0030896a"/>
    </style:style>
    <style:style style:name="T184" style:family="text">
      <style:text-properties officeooo:rsid="00378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13">and </text:span>Methods</text:p>
      <text:p text:style-name="P15"/>
      <text:p text:style-name="P20">Experimental Beetles</text:p>
      <text:p text:style-name="P24">The <text:span text:style-name="T122">Nicrophorus marginatus</text:span> beetles used in this experiment were bred from wild-caught individuals in Buffalo County, Nebraska, USA. <text:s text:c="2"/><text:span text:style-name="T180">How was the initial colony set up?</text:span><text:span text:style-name="T179"> <text:s/>At the time of this study, the beetles had been maintained in an insectary at the University of Nebraska Omaha for </text:span><text:span text:style-name="T180">three</text:span><text:span text:style-name="T179">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fter eclosion. <text:s/>During this time, they were fed, twice per week, 1/4 teaspoon of canned cat food (Science Diet </text:span><text:span text:style-name="Default_20_Paragraph_20_Font"><text:span text:style-name="T181">®</text:span></text:span><text:span text:style-name="T114">, Hill's Pet Nutrition Inc, Topeka, KS, USA).</text:span></text:p>
      <text:p text:style-name="P24"/>
      <text:p text:style-name="P12"><text:span text:style-name="T69">G</text:span><text:span text:style-name="T68">eneral Experimental Design</text:span></text:p>
      <text:p text:style-name="P30">Need to look at how others have written up large experiments like this.</text:p>
      <text:p text:style-name="P25">We looked at: effect of parental effort on immune response; effect of parental effort on adult behavior; effect of parental effort on number of broods raised; effect of parental effort on number of young raised; effect of parental effort on <text:span text:style-name="T182">weight of broods.</text:span></text:p>
      <text:p text:style-name="P25"/>
      <text:p text:style-name="P26">To determine the effect of sex on immune response, when beetles had reached sexual maturity, their </text:p>
      <text:p text:style-name="P20"/>
      <text:p text:style-name="P32">Hemolymph Collection</text:p>
      <text:p text:style-name="P29">To collect hemolymp<text:span text:style-name="T184">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23">et al</text:span><text:span text:style-name="T120">.,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20"/>
      <text:p text:style-name="P13">Phenoloxidase <text:span text:style-name="T115">A</text:span>ctivity <text:span text:style-name="T115">A</text:span>ssay</text:p>
      <text:p text:style-name="P21"><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text:soft-page-break/>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et al., 2001, Haine et al</text:span><text:span text:style-name="T143">.,</text:span><text:span text:style-name="T115"> 2008)</text:span>. <text:s/>Each sample was <text:span text:style-name="T141">analyzed</text:span> in duplicate <text:span text:style-name="T149">for assurance of repeatability (</text:span><text:span text:style-name="T159">F</text:span><text:span text:style-name="T136">1</text:span><text:span text:style-name="T137">, </text:span><text:span text:style-name="T138">144</text:span><text:span text:style-name="T159"> = </text:span><text:span text:style-name="T160">32.88</text:span><text:span text:style-name="T159">, P </text:span><text:span text:style-name="T161">&lt;</text:span><text:span text:style-name="T159"> 0.</text:span><text:span text:style-name="T161">0001, </text:span><text:span text:style-name="T162">R=</text:span><text:span text:style-name="T163">0.9</text:span><text:span text:style-name="T164">41</text:span><text:span text:style-name="T149">)</text:span>, and an average of the <text:span text:style-name="T150">result</text:span> was taken to arrive at a final phenoloxidase <text:span text:style-name="T150">activity </text:span>value for each beetle.</text:p>
      <text:p text:style-name="P20"/>
      <text:p text:style-name="P22">Phenoloxidase <text:span text:style-name="T183">Activity</text:span> Assay</text:p>
      <text:p text:style-name="P23"><text:span text:style-name="T142">Hemolymph samples in PBS were frozen for one hour to rupture hemocytes, then thawed and briefly vortexed. <text:s/>60 </text:span><text:span text:style-name="T145">μl </text:span><text:span text:style-name="T142">of sample was pipetted into a spectrophotometer cuvette that contained 240 </text:span><text:span text:style-name="T145">μl </text:span><text:span text:style-name="T142">of ice-cold PBS. <text:s/>300 </text:span><text:span text:style-name="T145">μl </text:span><text:span text:style-name="T142">of L-DOPA (4 mg/ml of H</text:span><text:span text:style-name="T139">2</text:span><text:span text:style-name="T142">0) was then added, and a micropipette was used to thoroughly mix the </text:span><text:span text:style-name="T146">solution. <text:s/></text:span><text:span text:style-name="T147">The spectrophotometer’s software was used to measure phenoloxidase activity, which was defined as the rate of </text:span><text:span text:style-name="T148">substrate conversion (absorption/minute) during the reaction’s linear phase.</text:span></text:p>
      <text:p text:style-name="P20"/>
      <text:p text:style-name="P11"><text:span text:style-name="T170">Nitric Oxide</text:span> Assay</text:p>
      <text:p text:style-name="P28"><text:span text:style-name="T174">Nitric oxide production </text:span><text:span text:style-name="T175">was determined by measuring the nitrite ion (NO</text:span><text:span text:style-name="T135">2</text:span><text:span text:style-name="T171">-</text:span><text:span text:style-name="T175">) concentration in hemolymph, which was collected </text:span><text:span text:style-name="T174">from beetles </text:span><text:span text:style-name="T175">that had provided</text:span><text:span text:style-name="T174"> </text:span><text:span text:style-name="T175">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76">10%</text:span><text:span text:style-name="T175"> hydrochloric acid, and 0.1% N-1-napthylethylenediamine dihydrochloride (NED) in distilled, deionized water). <text:s/></text:span><text:span text:style-name="T177">Each beetle assigned to the assay </text:span><text:span text:style-name="T178">had </text:span><text:span text:style-name="T175">10 </text:span><text:span text:style-name="T49">μl </text:span><text:span text:style-name="T50">of</text:span><text:span text:style-name="T51"> </text:span><text:span text:style-name="T50">hemolymp</text:span><text:span text:style-name="T64">h</text:span><text:span text:style-name="T50"> was incubated with </text:span><text:span text:style-name="T52">50</text:span><text:span text:style-name="T50"> μl</text:span><text:span text:style-name="T53"> </text:span><text:span text:style-name="T50">sulfanilamide </text:span><text:span text:style-name="T52">in a 150ml Eppendorf </text:span><text:span text:style-name="T53">tube at room temperature </text:span><text:span text:style-name="T62">and protected from light</text:span><text:span text:style-name="T53"> </text:span><text:span text:style-name="T52">for </text:span><text:span text:style-name="T63">10</text:span><text:span text:style-name="T52"> minute</text:span><text:span text:style-name="T54">s</text:span><text:span text:style-name="T52"> to allow any precipitate to form. <text:s/>Samples were then centrifuged </text:span><text:span text:style-name="T55">at 5000g</text:span><text:span text:style-name="T54"> </text:span><text:span text:style-name="T52">for </text:span><text:span text:style-name="T55">15</text:span><text:span text:style-name="T52"> minute</text:span><text:span text:style-name="T55">s, </text:span><text:span text:style-name="T63">followed by</text:span><text:span text:style-name="T55"> being immediately placed on ice </text:span><text:span text:style-name="T62">and kept in the dark</text:span><text:span text:style-name="T55">. <text:s/>Once all samples had been collected and prepared, 30</text:span><text:span text:style-name="T53"> </text:span><text:span text:style-name="T49">μl </text:span><text:span text:style-name="T53">of </text:span><text:span text:style-name="T55">each</text:span><text:span text:style-name="T53"> supernatant was drawn out with a micropipette and placed into </text:span><text:span text:style-name="T63">one well of </text:span><text:span text:style-name="T53">a 96-well plate. <text:s/></text:span><text:span text:style-name="T63">When</text:span><text:span text:style-name="T55"> all samples had been loaded into wells, </text:span><text:span text:style-name="T50">25 μl of NED solution was added to </text:span><text:span text:style-name="T51">each </text:span><text:span text:style-name="T53">well</text:span><text:span text:style-name="T51"> and allowed to incubate for </text:span><text:span text:style-name="T53">ten</text:span><text:span text:style-name="T51"> minutes </text:span><text:span text:style-name="T62">while being protected from light</text:span><text:span text:style-name="T51">. <text:s/></text:span><text:span text:style-name="T59">While samples were undergoing their final incubation, sodium nitrite (NaNO</text:span><text:span text:style-name="T112">2</text:span><text:span text:style-name="T59">) standards were created with concentrations of </text:span><text:span text:style-name="T62">0</text:span><text:span text:style-name="T50">μ</text:span><text:span text:style-name="T60">M, 1</text:span><text:span text:style-name="T50">μ</text:span><text:span text:style-name="T60">M, 5</text:span><text:span text:style-name="T50">μ</text:span><text:span text:style-name="T60">M, 10</text:span><text:span text:style-name="T50">μ</text:span><text:span text:style-name="T60">M, 17.5</text:span><text:span text:style-name="T50">μ</text:span><text:span text:style-name="T60">M, 25</text:span><text:span text:style-name="T50">μ</text:span><text:span text:style-name="T60">M, 50</text:span><text:span text:style-name="T50">μ</text:span><text:span text:style-name="T60">M, 75</text:span><text:span text:style-name="T50">μ</text:span><text:span text:style-name="T60">M, </text:span><text:span text:style-name="T59">and </text:span><text:span text:style-name="T60">100</text:span><text:span text:style-name="T50">μ</text:span><text:span text:style-name="T60">M</text:span><text:span text:style-name="T65">.</text:span><text:span text:style-name="T56"> <text:s/></text:span><text:span text:style-name="T57">Absorbance was measured </text:span><text:span text:style-name="T63">for 30 minutes with five-minute intervals, </text:span><text:span text:style-name="T57">using a </text:span><text:span text:style-name="T58">96-well plate reader (Labsystems Multiskan Ascent 354) </text:span><text:span text:style-name="T63">equipped </text:span><text:span text:style-name="T62">with a </text:span><text:span text:style-name="T53">5</text:span><text:span text:style-name="T61">4</text:span><text:span text:style-name="T53">0nm </text:span><text:span text:style-name="T62">filter</text:span><text:span text:style-name="T58">. <text:s/></text:span><text:span text:style-name="T53">Samples were measured in duplicate </text:span><text:span text:style-name="T66">[in order to assess repeatability – what was repeatability? <text:s/>Need to c</text:span><text:span text:style-name="T67">alculate</text:span><text:span text:style-name="T66"> this.</text:span><text:span text:style-name="T48">]</text:span><text:span text:style-name="T43"> <text:s/></text:span><text:span text:style-name="T44">When the assay was complete, absorbance values in </text:span><text:span text:style-name="T45">related</text:span><text:span text:style-name="T44"> sample wells were averaged, and the </text:span><text:span text:style-name="T45">mean </text:span><text:span text:style-name="T44">blank value was subtracted from the mean </text:span><text:span text:style-name="T46">sample </text:span><text:span text:style-name="T44">values. <text:s/></text:span><text:span text:style-name="T45">The </text:span><text:span text:style-name="T47">concentration of nitrite in the sample was determined by using the standard curve created from the sodium nitrite standards.</text:span></text:p>
      <text:p text:style-name="P16"/>
      <text:p text:style-name="P17">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27"><text:span text:style-name="T173">“</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1">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text:soft-page-break/>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72">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
      <text:p text:style-name="P19">Experimental Beetles</text:p>
      <text:p text:style-name="P18"><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4"/>
      <text:p text:style-name="P11"><text:span text:style-name="T69">G</text:span><text:span text:style-name="T68">eneral Experimental Design</text:span></text:p>
      <text:p text:style-name="P14"><text:span text:style-name="T70">To determine the effect of sex on immune response, w</text:span><text:span text:style-name="T114">hen beetles had reached sexual maturity, </text:span><text:span text:style-name="T69">their </text:span><text:span text:style-name="T71">body mass, </text:span><text:span text:style-name="T69">elytra length </text:span><text:span text:style-name="T71">and</text:span><text:span text:style-name="T69"> pronotum width were measured. <text:s/></text:span><text:span text:style-name="T72">Afterwards, the beetles </text:span><text:span text:style-name="T69">were randomly assigned to one </text:span><text:span text:style-name="T73">of three treatment groups for seven days. <text:s/>In the first treatment group, individuals were fed 1/8 teaspoon of canned cat food per day. <text:s/>The second treatment group consisted of individuals </text:span><text:span text:style-name="T72">that were </text:span><text:span text:style-name="T73">fed 1/8 teaspoon of canned cat food twice during the seven day period. <text:s/>The third treatment group received no food for the seven day period, but had access to water </text:span><text:span text:style-name="T83">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4"/>
      <text:p text:style-name="P14"><text:soft-page-break/><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4"/>
      <text:p text:style-name="P11">Hemolymph <text:span text:style-name="T115">C</text:span>ollection</text:p>
      <text:p text:style-name="P14">Hemolymph was extracted from beetles using a 25-gauge syringe tip <text:span text:style-name="T116">that was sterilized in 70% ethanol</text:span> to make a small puncture at the suture <text:span text:style-name="T117">above the prosternum</text:span>, <text:span text:style-name="T118">which was also lightly wiped with 70% ethanol. <text:s/>This procedure allowed us to draw </text:span>between 2-5 μl of hemolymph into a <text:span text:style-name="T119">disposable</text:span> microcapillary tube. <text:s/><text:span text:style-name="T120">Using established protocols (Wilson </text:span><text:span text:style-name="T123">et al</text:span><text:span text:style-name="T120">., 2001), before use in phenoloxidase and protein assays, s</text:span>amples were immediately forced into individual <text:span text:style-name="T126">1.5 mL </text:span>Eppendorf tubes, diluted with a ratio of 1 μl hemolymph to 50 μl of ice-cold phosphate-buffered saline <text:span text:style-name="T127">(PBS, pH 7.4)</text:span>, vortexed, and then frozen at -20 °C for one hour to rupture hemocytes.</text:p>
      <text:p text:style-name="P14"/>
      <text:p text:style-name="P11">Phenoloxidase <text:span text:style-name="T115">A</text:span>ctivity <text:span text:style-name="T115">A</text:span>ssay</text:p>
      <text:p text:style-name="P14"><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text:span><text:span text:style-name="T124">et al</text:span><text:span text:style-name="T115">., 2001, Haine </text:span><text:span text:style-name="T124">et al</text:span><text:span text:style-name="T143">.,</text:span><text:span text:style-name="T115"> 2008)</text:span>. <text:s/>Each sample was <text:span text:style-name="T141">analyzed</text:span> in duplicate <text:span text:style-name="T149">for assurance of repeatability (</text:span><text:span text:style-name="T84">F</text:span><text:span text:style-name="T108">1</text:span><text:span text:style-name="T109">, </text:span><text:span text:style-name="T110">144</text:span><text:span text:style-name="T84"> = </text:span><text:span text:style-name="T85">32.88</text:span><text:span text:style-name="T84">, P </text:span><text:span text:style-name="T86">&lt;</text:span><text:span text:style-name="T84"> 0.</text:span><text:span text:style-name="T86">0001, </text:span><text:span text:style-name="T88">R=</text:span><text:span text:style-name="T89">0.9</text:span><text:span text:style-name="T90">41</text:span><text:span text:style-name="T149">)</text:span>, and an average of the <text:span text:style-name="T150">result</text:span> was taken to arrive at a final phenoloxidase <text:span text:style-name="T150">activity </text:span>value for each beetle.</text:p>
      <text:p text:style-name="P14"/>
      <text:p text:style-name="P11">Protein Assay</text:p>
      <text:p text:style-name="P14">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4"/>
      <text:p text:style-name="P11">Encapsulation and Melanization Assay</text:p>
      <text:p text:style-name="P14">To simulate a novel challenge of the immune system <text:span text:style-name="T151">via an encapsulation response</text:span>, a nylon monofilament was inserted into beetle<text:span text:style-name="T152">s</text:span> that did not have hemolymph <text:span text:style-name="T152">previously </text:span>drawn. <text:s/>A clear nylon<text:span text:style-name="T153"> </text:span>fishing line <text:span text:style-name="T151">(0.15 mm diameter)</text:span> was roughened with fine-grain sandpaper, tied into knots, and cut into 2 mm pieces, each piece having a knot in its center. <text:s/>A disposable <text:span text:style-name="T154">27-gauge </text:span>syringe tip <text:span text:style-name="T154">needle</text:span> was used to create a small hole in the pleural membrane between the second and third abdominal sternites. <text:s/><text:span text:style-name="T155">Fine-tipped surgical forceps, </text:span><text:span text:style-name="T79">sterilized in 70% ethanol</text:span><text:span text:style-name="T155"> between each use, were used to insert a piece of the nylon filament fully into the beetle's abdominal cavity. <text:s/>Beetles were then placed into clean, empty </text:span><text:soft-page-break/><text:span text:style-name="T155">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80">°C</text:span><text:span text:style-name="T81"> </text:span><text:span text:style-name="T82">until the filaments were dissected out.</text:span></text:p>
      <text:p text:style-name="P14"/>
      <text:p text:style-name="P14"><text:span text:style-name="T94">Filaments were removed from thawed beetles </text:span><text:span text:style-name="T95">using a dissecting microscope and surgical </text:span><text:span text:style-name="T96">forceps</text:span><text:span text:style-name="T95">, after which the filament was </text:span><text:span text:style-name="T97">gently and </text:span><text:span text:style-name="T95">quickly dipped in water to remove any </text:span><text:span text:style-name="T97">clumps of tissue</text:span><text:span text:style-name="T95">, and stored in individually-labeled </text:span><text:span text:style-name="T96">1.5 mL </text:span><text:span text:style-name="T95">Eppendorf tubes at -20</text:span><text:span text:style-name="T98"> °C </text:span><text:span text:style-name="T99">until they analyzed. <text:s/></text:span><text:span text:style-name="T100">During analysis, f</text:span><text:span text:style-name="T101">ilaments were placed on a depression microscope slide and covered with a glass slip, the slide placed atop a piece of black plastic that would later </text:span><text:span text:style-name="T96">serve</text:span><text:span text:style-name="T101"> as the control gray value. <text:s/></text:span><text:span text:style-name="T99">Each filament was photographed from the front and the back using a microscope with attached camera (</text:span><text:span text:style-name="T106">Olympus SZX12 Dissecting Microscope,</text:span><text:span text:style-name="T107"> 20 megapixel ImagingPlanet camera</text:span><text:span text:style-name="T99">).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92">(</text:span><text:span text:style-name="T84">F</text:span><text:span text:style-name="T108">1</text:span><text:span text:style-name="T109">, </text:span><text:span text:style-name="T108">77</text:span><text:span text:style-name="T84"> = </text:span><text:span text:style-name="T86">1956.49</text:span><text:span text:style-name="T84">, P </text:span><text:span text:style-name="T86">&lt;</text:span><text:span text:style-name="T84"> 0.</text:span><text:span text:style-name="T86">0001, </text:span><text:span text:style-name="T88">R=</text:span><text:span text:style-name="T89">0.999</text:span><text:span text:style-name="T93">). <text:s/>Darkness scores ranged from 0 (completely black) to 215 (near-white). <text:s/></text:span><text:span text:style-name="T102">The </text:span><text:span text:style-name="T103">final encapsulation rating </text:span><text:span text:style-name="T102">for each </text:span><text:span text:style-name="T103">beetle</text:span><text:span text:style-name="T102"> </text:span><text:span text:style-name="T103">was calculated as the difference between the average gray value of the control and the </text:span><text:span text:style-name="T104">front and back </text:span><text:span text:style-name="T105">photographs </text:span><text:span text:style-name="T104">of each filament</text:span><text:span text:style-name="T103">.</text:span></text:p>
      <text:p text:style-name="P14"/>
      <text:p text:style-name="P11">Wild-Caught Beetles</text:p>
      <text:p text:style-name="P14">Wild beetles were captured from a forested area within the University of Nebraska Omaha's TL Davis conservation area, and at a private forest in northern Omaha, <text:span text:style-name="T156">Washington County, </text:span>Nebraska, USA. <text:s/><text:span text:style-name="T156">The TL Davis and Washington County sites are referred to as field sites one (FS1) and two (FS2), respectively.</text:span><text:span text:style-name="T157"> <text:s/></text:span><text:span text:style-name="T158">At each site, b</text:span>eetles were caught using elevated Japanese beetle traps that contained small, sealed plastic cups filled with <text:span text:style-name="T165">decomposing</text:span> ground beef <text:span text:style-name="T166">to attract </text:span><text:span text:style-name="T125">Nicrohorus</text:span><text:span text:style-name="T144"> beetles. <text:s/>The traps were half-filled with </text:span><text:span text:style-name="T142">moist</text:span> peat <text:span text:style-name="T166">for beetles to hide in </text:span>and <text:span text:style-name="T166">avoid any desiccation.</text:span> <text:s/>Traps were placed in transects, approximately <text:span text:style-name="T165">ten meters</text:span> apart, and were checked on alternate days. <text:s/>Wild-caught beetles were brought back to the lab <text:span text:style-name="T167">the day they were collected. <text:s/>Once in the laboratory, the beetles</text:span> <text:span text:style-name="T168">had their mass recorded, elytra length measured, and were identified to sex. <text:s/>They were</text:span> <text:span text:style-name="T169">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169">or</text:span> <text:span text:style-name="T169">simulated </text:span>immune <text:span text:style-name="T119">challenge</text:span> <text:span text:style-name="T169">with a nylon monofilament</text:span>.</text:p>
      <text:p text:style-name="P14"/>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4-25T23:24:09.589395000</dc:date>
    <meta:editing-duration>P7DT9H27M22S</meta:editing-duration>
    <meta:editing-cycles>24</meta:editing-cycles>
    <meta:generator>LibreOffice/5.2.5.1$MacOSX_X86_64 LibreOffice_project/0312e1a284a7d50ca85a365c316c7abbf20a4d22</meta:generator>
    <meta:document-statistic meta:table-count="0" meta:image-count="0" meta:object-count="0" meta:page-count="5" meta:paragraph-count="50" meta:word-count="2837" meta:character-count="18581" meta:non-whitespace-character-count="15701"/>
  </office:meta>
</office:document-meta>
</file>